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Footer">
      <style:text-properties officeooo:rsid="0000faf5" officeooo:paragraph-rsid="0000faf5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Heading_20_1">
      <style:paragraph-properties fo:break-before="page"/>
      <style:text-properties officeooo:paragraph-rsid="0002e46e"/>
    </style:style>
    <style:style style:name="P5" style:family="paragraph" style:parent-style-name="Text_20_body">
      <style:paragraph-properties fo:text-align="center" style:justify-single-word="false"/>
      <style:text-properties style:font-name="Liberation Sans" fo:font-size="28pt" fo:language="es" fo:country="ES" fo:font-weight="bold" officeooo:rsid="0000faf5" officeooo:paragraph-rsid="0000faf5" style:font-name-asian="Noto Sans CJK SC" style:font-size-asian="28pt" style:font-weight-asian="bold" style:font-name-complex="Lohit Devanagari" style:font-size-complex="28pt" style:font-weight-complex="bold"/>
    </style:style>
    <style:style style:name="P6" style:family="paragraph" style:parent-style-name="Title">
      <style:text-properties style:font-name="Liberation Sans" fo:font-size="28pt" fo:language="es" fo:country="ES" fo:font-weight="bold" officeooo:rsid="0000faf5" officeooo:paragraph-rsid="0000faf5" style:font-name-asian="Noto Sans CJK SC" style:font-size-asian="28pt" style:font-weight-asian="bold" style:font-name-complex="Lohit Devanagari" style:font-size-complex="28pt" style:font-weight-complex="bold"/>
    </style:style>
    <style:style style:name="T1" style:family="text">
      <style:text-properties officeooo:rsid="0002e46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ICLO FORMATIVO DE GRADO SUPERIOR</text:p>
      <text:p text:style-name="P5">-</text:p>
      <text:p text:style-name="P5">DESARROLLO DE APLICACIONES WEB</text:p>
      <text:p text:style-name="P5">CURSO 2020/2021</text:p>
      <text:p text:style-name="P5"/>
      <text:p text:style-name="P5">Módulo: DIW</text:p>
      <text:p text:style-name="P5">“Titulo de la práctica”</text:p>
      <text:p text:style-name="P5"/>
      <text:p text:style-name="P5"/>
      <text:p text:style-name="P5">Miguel Robles Gámez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">Table of Contents</text:p>
          </text:index-title>
        </text:index-body>
      </text:table-of-content>
      <text:p text:style-name="P5"/>
      <text:h text:style-name="P4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text-properties officeooo:rsid="0000faf5" officeooo:paragraph-rsid="0000faf5"/>
    </style:style>
    <style:style style:name="MT1" style:family="text">
      <style:text-properties officeooo:rsid="0002e46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“<text:span text:style-name="MT1">Titulo practica</text:span>”</text:p>
      </style:header>
      <loext:header-first>
        <text:p text:style-name="MP1"/>
      </loext:header-first>
      <style:footer>
        <text:p text:style-name="MP2">Miguel Robles Gámez<text:tab/><text:tab/>Página - <text:page-number text:select-page="current">3</text:page-number></text:p>
      </style:footer>
      <loext:footer-first>
        <text:p text:style-name="MP2"><text:tab/><text:tab/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3T11:32:51.770705433</meta:creation-date>
    <dc:date>2020-10-13T11:58:47.061643988</dc:date>
    <meta:editing-duration>PT15M45S</meta:editing-duration>
    <meta:editing-cycles>1</meta:editing-cycles>
    <meta:document-statistic meta:table-count="0" meta:image-count="0" meta:object-count="0" meta:page-count="3" meta:paragraph-count="11" meta:word-count="32" meta:character-count="199" meta:non-whitespace-character-count="174"/>
    <meta:generator>LibreOffice/6.4.6.2$Linux_X86_64 LibreOffice_project/40$Build-2</meta:generator>
  </office:meta>
</office:document-meta>
</file>